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1.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4.5cm"/>
    </style:style>
    <style:style style:name="gr5" style:family="graphic" style:parent-style-name="objectwithoutfill">
      <style:graphic-properties draw:stroke="solid" svg:stroke-width="0.053cm" svg:stroke-color="#00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81cm" svg:stroke-color="#cc0000" draw:marker-start="Dimension_20_Lines" draw:marker-start-width="0.321cm" draw:marker-end="Symmetric_20_Arrow" draw:marker-end-width="0.421cm" svg:stroke-linecap="butt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9cm"/>
    </style:style>
    <style:style style:name="gr8" style:family="graphic" style:parent-style-name="objectwithoutfill">
      <style:graphic-properties draw:stroke="solid" svg:stroke-width="0.053cm" svg:stroke-color="#00009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000099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text-properties fo:font-size="18pt" style:text-underline-style="solid" style:text-underline-width="auto" style:text-underline-color="font-colo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style:text-underline-style="solid" style:text-underline-width="auto" style:text-underline-color="font-color"/>
    </style:style>
    <style:style style:name="T3" style:family="text">
      <style:text-properties fo:font-size="18pt"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9cm" svg:height="1.9cm" svg:x="7.101cm" svg:y="2.8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5cm" svg:height="1.95cm" svg:x="7.301cm" svg:y="2.987cm">
          <draw:text-box>
            <text:p text:style-name="P1"><text:span text:style-name="T1">Game</text:span></text:p>
          </draw:text-box>
        </draw:frame>
        <draw:custom-shape draw:style-name="gr1" draw:text-style-name="P1" draw:layer="layout" svg:width="4.9cm" svg:height="1.9cm" svg:x="1.701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5cm" svg:height="1.95cm" svg:x="1.901cm" svg:y="11.187cm">
          <draw:text-box>
            <text:p text:style-name="P1"><text:span text:style-name="T1">Core Engine</text:span></text:p>
          </draw:text-box>
        </draw:frame>
        <draw:custom-shape draw:style-name="gr1" draw:text-style-name="P1" draw:layer="layout" svg:width="4.9cm" svg:height="1.9cm" svg:x="5.301cm" svg:y="15.3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5cm" svg:height="1.95cm" svg:x="5.501cm" svg:y="15.487cm">
          <draw:text-box>
            <text:p text:style-name="P1"><text:span text:style-name="T1">Engine</text:span></text:p>
          </draw:text-box>
        </draw:frame>
        <draw:custom-shape draw:style-name="gr1" draw:text-style-name="P1" draw:layer="layout" svg:width="4.9cm" svg:height="1.9cm" svg:x="8.601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5cm" svg:height="1.95cm" svg:x="8.801cm" svg:y="11.187cm">
          <draw:text-box>
            <text:p text:style-name="P1"><text:span text:style-name="T1">Graphic Engine</text:span></text:p>
          </draw:text-box>
        </draw:frame>
        <draw:custom-shape draw:style-name="gr1" draw:text-style-name="P1" draw:layer="layout" svg:width="4.9cm" svg:height="1.9cm" svg:x="15.201cm" svg:y="11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5cm" svg:height="1.95cm" svg:x="15.401cm" svg:y="11.237cm">
          <draw:text-box>
            <text:p text:style-name="P1"><text:span text:style-name="T1">Sound Engine</text:span></text:p>
          </draw:text-box>
        </draw:frame>
        <draw:custom-shape draw:style-name="gr1" draw:text-style-name="P1" draw:layer="layout" svg:width="4.9cm" svg:height="1.9cm" svg:x="5.301cm" svg:y="19.6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5cm" svg:height="1.95cm" svg:x="5.501cm" svg:y="19.737cm">
          <draw:text-box>
            <text:p text:style-name="P1"><text:span text:style-name="T1">Engine Event</text:span></text:p>
          </draw:text-box>
        </draw:frame>
        <draw:custom-shape draw:style-name="gr3" draw:text-style-name="P1" draw:layer="layout" svg:width="6.2cm" svg:height="4.9cm" svg:x="13.601cm" svg:y="16.18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9cm" svg:height="4.75cm" svg:x="13.701cm" svg:y="16.387cm">
          <draw:text-box>
            <text:p><text:span text:style-name="T2">Légende :</text:span></text:p>
            <text:p><text:span text:style-name="T2"/></text:p>
            <text:p><text:span text:style-name="T3">Hérite de :</text:span></text:p>
            <text:p><text:span text:style-name="T3"/></text:p>
            <text:p><text:span text:style-name="T3">Utilise :</text:span></text:p>
          </draw:text-box>
        </draw:frame>
        <draw:line draw:style-name="gr5" draw:text-style-name="P1" draw:layer="layout" svg:x1="7.7cm" svg:y1="4.8cm" svg:x2="5.101cm" svg:y2="11.087cm">
          <text:p/>
        </draw:line>
        <draw:line draw:style-name="gr5" draw:text-style-name="P1" draw:layer="layout" svg:x1="10cm" svg:y1="4.8cm" svg:x2="11.201cm" svg:y2="11.087cm">
          <text:p/>
        </draw:line>
        <draw:line draw:style-name="gr5" draw:text-style-name="P1" draw:layer="layout" svg:x1="11.1cm" svg:y1="4.8cm" svg:x2="17.501cm" svg:y2="11.087cm">
          <text:p/>
        </draw:line>
        <draw:line draw:style-name="gr6" draw:text-style-name="P1" draw:layer="layout" svg:x1="4.701cm" svg:y1="12.987cm" svg:x2="7.3cm" svg:y2="15.4cm">
          <text:p/>
        </draw:line>
        <draw:line draw:style-name="gr6" draw:text-style-name="P1" draw:layer="layout" svg:x1="11.1cm" svg:y1="12.987cm" svg:x2="8.499cm" svg:y2="15.4cm">
          <text:p/>
        </draw:line>
        <draw:line draw:style-name="gr5" draw:text-style-name="P1" draw:layer="layout" svg:x1="7.601cm" svg:y1="17.287cm" svg:x2="7.601cm" svg:y2="19.687cm">
          <text:p/>
        </draw:line>
        <draw:line draw:style-name="gr5" draw:text-style-name="P1" draw:layer="layout" svg:x1="16.464cm" svg:y1="19.848cm" svg:x2="18.664cm" svg:y2="19.848cm">
          <text:p/>
        </draw:line>
        <draw:line draw:style-name="gr6" draw:text-style-name="P1" draw:layer="layout" svg:x1="17.301cm" svg:y1="18.387cm" svg:x2="19.501cm" svg:y2="18.387cm">
          <text:p/>
        </draw:line>
        <draw:line draw:style-name="gr5" draw:text-style-name="P1" draw:layer="layout" svg:x1="7.8cm" svg:y1="15.4cm" svg:x2="8.5cm" svg:y2="4.8cm">
          <text:p/>
        </draw:line>
        <draw:line draw:style-name="gr6" draw:text-style-name="P1" draw:layer="layout" svg:x1="17.7cm" svg:y1="13cm" svg:x2="9.7cm" svg:y2="15.3cm">
          <text:p/>
        </draw:line>
      </draw:page>
      <draw:page draw:name="page2" draw:style-name="dp1" draw:master-page-name="Standard">
        <draw:custom-shape draw:style-name="gr1" draw:text-style-name="P1" draw:layer="layout" svg:width="4.9cm" svg:height="1.9cm" svg:x="7.3cm" svg:y="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7.5cm" svg:y="1.7cm">
          <draw:text-box>
            <text:p text:style-name="P1"><text:span text:style-name="T4">Core Engine</text:span></text:p>
          </draw:text-box>
        </draw:frame>
        <draw:custom-shape draw:style-name="gr1" draw:text-style-name="P1" draw:layer="layout" svg:width="4.9cm" svg:height="1.9cm" svg:x="2.5cm" svg:y="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2.7cm" svg:y="5.35cm">
          <draw:text-box>
            <text:p text:style-name="P1"><text:span text:style-name="T4">Rush</text:span></text:p>
          </draw:text-box>
        </draw:frame>
        <draw:custom-shape draw:style-name="gr1" draw:text-style-name="P1" draw:layer="layout" svg:width="4.9cm" svg:height="1.9cm" svg:x="1.3cm" svg:y="1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5cm" svg:y="17cm">
          <draw:text-box>
            <text:p text:style-name="P1"><text:span text:style-name="T4">Part</text:span></text:p>
          </draw:text-box>
        </draw:frame>
        <draw:custom-shape draw:style-name="gr1" draw:text-style-name="P1" draw:layer="layout" svg:width="4.9cm" svg:height="1.9cm" svg:x="1.1cm" svg:y="11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3cm" svg:y="11.75cm">
          <draw:text-box>
            <text:p text:style-name="P1"><text:span text:style-name="T4">Entity</text:span></text:p>
          </draw:text-box>
        </draw:frame>
        <draw:custom-shape draw:style-name="gr1" draw:text-style-name="P1" draw:layer="layout" svg:width="4.9cm" svg:height="1.9cm" svg:x="14.2cm" svg:y="3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4.4cm" svg:y="3.75cm">
          <draw:text-box>
            <text:p text:style-name="P1"><text:span text:style-name="T4">Persistant</text:span></text:p>
            <text:p text:style-name="P1"><text:span text:style-name="T4">UpgradeTree</text:span></text:p>
          </draw:text-box>
        </draw:frame>
        <draw:custom-shape draw:style-name="gr1" draw:text-style-name="P1" draw:layer="layout" svg:width="4.9cm" svg:height="1.9cm" svg:x="12.1cm" svg:y="16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2.3cm" svg:y="16.95cm">
          <draw:text-box>
            <text:p text:style-name="P1"><text:span text:style-name="T4">Action</text:span></text:p>
          </draw:text-box>
        </draw:frame>
        <draw:custom-shape draw:style-name="gr3" draw:text-style-name="P1" draw:layer="layout" svg:width="6.2cm" svg:height="4.9cm" svg:x="1.1cm" svg:y="21.4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9cm" svg:height="4.75cm" svg:x="1.2cm" svg:y="21.65cm">
          <draw:text-box>
            <text:p><text:span text:style-name="T5">Légende :</text:span></text:p>
            <text:p><text:span text:style-name="T5"/></text:p>
            <text:p><text:span text:style-name="T6">Hérite de :</text:span></text:p>
            <text:p><text:span text:style-name="T6"/></text:p>
            <text:p><text:span text:style-name="T6">Utilise :</text:span></text:p>
          </draw:text-box>
        </draw:frame>
        <draw:line draw:style-name="gr5" draw:text-style-name="P1" draw:layer="layout" svg:x1="8.8cm" svg:y1="3.5cm" svg:x2="6.6cm" svg:y2="5.1cm">
          <text:p/>
        </draw:line>
        <draw:line draw:style-name="gr5" draw:text-style-name="P1" draw:layer="layout" svg:x1="10.9cm" svg:y1="3.5cm" svg:x2="14.1cm" svg:y2="4.5cm">
          <text:p/>
        </draw:line>
        <draw:line draw:style-name="gr6" draw:text-style-name="P1" draw:layer="layout" svg:x1="7.3cm" svg:y1="12.5cm" svg:x2="6cm" svg:y2="12.5cm">
          <text:p/>
        </draw:line>
        <draw:line draw:style-name="gr6" draw:text-style-name="P1" draw:layer="layout" svg:x1="3.6cm" svg:y1="10cm" svg:x2="3.6cm" svg:y2="11.6cm">
          <text:p/>
        </draw:line>
        <draw:line draw:style-name="gr5" draw:text-style-name="P1" draw:layer="layout" svg:x1="6.2cm" svg:y1="17.7cm" svg:x2="12cm" svg:y2="17.7cm">
          <text:p/>
        </draw:line>
        <draw:line draw:style-name="gr5" draw:text-style-name="P1" draw:layer="layout" svg:x1="3.963cm" svg:y1="25.111cm" svg:x2="6.163cm" svg:y2="25.111cm">
          <text:p/>
        </draw:line>
        <draw:line draw:style-name="gr6" draw:text-style-name="P1" draw:layer="layout" svg:x1="4.8cm" svg:y1="23.65cm" svg:x2="7cm" svg:y2="23.65cm">
          <text:p/>
        </draw:line>
        <draw:custom-shape draw:style-name="gr1" draw:text-style-name="P1" draw:layer="layout" svg:width="4.9cm" svg:height="1.9cm" svg:x="0.9cm" svg:y="8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1cm" svg:y="8.25cm">
          <draw:text-box>
            <text:p text:style-name="P1"><text:span text:style-name="T4">Player</text:span></text:p>
          </draw:text-box>
        </draw:frame>
        <draw:custom-shape draw:style-name="gr1" draw:text-style-name="P1" draw:layer="layout" svg:width="4.9cm" svg:height="1.9cm" svg:x="7.3cm" svg:y="1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4.4cm" svg:height="2.15cm" svg:x="7.6cm" svg:y="11.65cm">
          <draw:text-box>
            <text:p text:style-name="P1"><text:span text:style-name="T4">Mob</text:span></text:p>
          </draw:text-box>
        </draw:frame>
        <draw:custom-shape draw:style-name="gr1" draw:text-style-name="P1" draw:layer="layout" svg:width="4.9cm" svg:height="1.9cm" svg:x="13.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4.1cm" svg:y="11.4cm">
          <draw:text-box>
            <text:p text:style-name="P1"><text:span text:style-name="T4">Effect</text:span></text:p>
          </draw:text-box>
        </draw:frame>
        <draw:line draw:style-name="gr5" draw:text-style-name="P1" draw:layer="layout" svg:x1="14.1cm" svg:y1="16.8cm" svg:x2="15.9cm" svg:y2="13.3cm">
          <text:p/>
        </draw:line>
        <draw:line draw:style-name="gr5" draw:text-style-name="P1" draw:layer="layout" svg:x1="3.4cm" svg:y1="13.5cm" svg:x2="3.7cm" svg:y2="16.8cm">
          <text:p/>
        </draw:line>
        <draw:custom-shape draw:style-name="gr1" draw:text-style-name="P1" draw:layer="layout" svg:width="4.9cm" svg:height="1.9cm" svg:x="7.2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7.4cm" svg:y="8.1cm">
          <draw:text-box>
            <text:p text:style-name="P1"><text:span text:style-name="T4">Room</text:span></text:p>
          </draw:text-box>
        </draw:frame>
        <draw:line draw:style-name="gr5" draw:text-style-name="P1" draw:layer="layout" svg:x1="12.1cm" svg:y1="9.1cm" svg:x2="15.3cm" svg:y2="11.3cm">
          <text:p/>
        </draw:line>
        <draw:line draw:style-name="gr5" draw:text-style-name="P1" draw:layer="layout" svg:x1="13.9cm" svg:y1="12.3cm" svg:x2="12.2cm" svg:y2="12.3cm">
          <text:p/>
        </draw:line>
        <draw:line draw:style-name="gr5" draw:text-style-name="P1" draw:layer="layout" svg:x1="6.3cm" svg:y1="7.2cm" svg:x2="8.6cm" svg:y2="8cm">
          <text:p/>
        </draw:line>
        <draw:line draw:style-name="gr5" draw:text-style-name="P1" draw:layer="layout" svg:x1="4.3cm" svg:y1="7.2cm" svg:x2="3.5cm" svg:y2="8.1cm">
          <text:p/>
        </draw:line>
        <draw:line draw:style-name="gr5" draw:text-style-name="P1" draw:layer="layout" svg:x1="9.8cm" svg:y1="9.9cm" svg:x2="9.8cm" svg:y2="11.6cm">
          <text:p/>
        </draw:line>
        <draw:line draw:style-name="gr5" draw:text-style-name="P1" draw:layer="layout" svg:x1="15.2cm" svg:y1="7.2cm" svg:x2="7.4cm" svg:y2="6.1cm">
          <text:p/>
        </draw:line>
        <draw:line draw:style-name="gr8" draw:text-style-name="P1" draw:layer="layout" svg:x1="16.5cm" svg:y1="11.3cm" svg:x2="15.2cm" svg:y2="7.2cm">
          <text:p/>
        </draw:line>
        <draw:custom-shape draw:style-name="gr9" draw:text-style-name="P1" draw:layer="layout" svg:width="5.143cm" svg:height="17.6cm" draw:transform="rotate (-1.5662584707406) translate (18.3cm 17.117cm)">
          <text:p/>
          <draw:enhanced-geometry svg:viewBox="0 0 21600 21600" draw:glue-points="0 0 0 21600 21600 10800" draw:text-areas="0 ?f9 7800 ?f10" draw:type="right-brace" draw:modifiers="3070.46190557355 7295.7218339867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2.4cm" svg:y1="22.3cm" svg:x2="10.9cm" svg:y2="24.3cm">
          <text:p/>
        </draw:line>
        <draw:line draw:style-name="gr5" draw:text-style-name="P1" draw:layer="layout" svg:x1="12.4cm" svg:y1="22.3cm" svg:x2="14.1cm" svg:y2="24.4cm">
          <text:p/>
        </draw:line>
        <draw:custom-shape draw:style-name="gr1" draw:text-style-name="P1" draw:layer="layout" svg:width="4.9cm" svg:height="1.9cm" svg:x="13.4cm" svg:y="2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3.6cm" svg:y="24.5cm">
          <draw:text-box>
            <text:p text:style-name="P1"><text:span text:style-name="T4">Engine Event</text:span></text:p>
          </draw:text-box>
        </draw:frame>
        <draw:custom-shape draw:style-name="gr1" draw:text-style-name="P1" draw:layer="layout" svg:width="4.9cm" svg:height="1.9cm" svg:x="7.9cm" svg:y="2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8.1cm" svg:y="24.5cm">
          <draw:text-box>
            <text:p text:style-name="P1"><text:span text:style-name="T4">Data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4.9cm" svg:height="1.9cm" svg:x="1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2cm" svg:y="11.5cm">
          <draw:text-box>
            <text:p text:style-name="P1"><text:span text:style-name="T4">Graphic Engine</text:span></text:p>
          </draw:text-box>
        </draw:frame>
        <draw:custom-shape draw:style-name="gr1" draw:text-style-name="P1" draw:layer="layout" svg:width="4.9cm" svg:height="1.9cm" svg:x="1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2cm" svg:y="7.7cm">
          <draw:text-box>
            <text:p text:style-name="P1"><text:span text:style-name="T4">Display</text:span></text:p>
          </draw:text-box>
        </draw:frame>
        <draw:custom-shape draw:style-name="gr1" draw:text-style-name="P1" draw:layer="layout" svg:width="4.9cm" svg:height="1.9cm" svg:x="11.4cm" svg:y="2.9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1.6cm" svg:y="3.007cm">
          <draw:text-box>
            <text:p text:style-name="P1"><text:span text:style-name="T4">Display</text:span></text:p>
            <text:p text:style-name="P1"><text:span text:style-name="T4">Text</text:span></text:p>
          </draw:text-box>
        </draw:frame>
        <draw:custom-shape draw:style-name="gr1" draw:text-style-name="P1" draw:layer="layout" svg:width="4.9cm" svg:height="1.9cm" svg:x="6.2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6.4cm" svg:y="3cm">
          <draw:text-box>
            <text:p text:style-name="P1"><text:span text:style-name="T4">Diplay</text:span></text:p>
            <text:p text:style-name="P1"><text:span text:style-name="T4">Sprite</text:span></text:p>
          </draw:text-box>
        </draw:frame>
        <draw:custom-shape draw:style-name="gr1" draw:text-style-name="P1" draw:layer="layout" svg:width="4.9cm" svg:height="1.9cm" svg:x="1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2cm" svg:y="3cm">
          <draw:text-box>
            <text:p text:style-name="P1"><text:span text:style-name="T4">Display Background</text:span></text:p>
          </draw:text-box>
        </draw:frame>
        <draw:custom-shape draw:style-name="gr1" draw:text-style-name="P1" draw:layer="layout" svg:width="4.9cm" svg:height="1.9cm" svg:x="14.7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4.9cm" svg:y="7.3cm">
          <draw:text-box>
            <text:p text:style-name="P1"><text:span text:style-name="T4">Diplay</text:span></text:p>
            <text:p text:style-name="P1"><text:span text:style-name="T4">Particle</text:span></text:p>
          </draw:text-box>
        </draw:frame>
        <draw:custom-shape draw:style-name="gr3" draw:text-style-name="P1" draw:layer="layout" svg:width="6.2cm" svg:height="4.9cm" svg:x="13.6cm" svg:y="11.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9cm" svg:height="4.75cm" svg:x="13.7cm" svg:y="11.95cm">
          <draw:text-box>
            <text:p><text:span text:style-name="T5">Légende :</text:span></text:p>
            <text:p><text:span text:style-name="T5"/></text:p>
            <text:p><text:span text:style-name="T6">Hérite de :</text:span></text:p>
            <text:p><text:span text:style-name="T6"/></text:p>
            <text:p><text:span text:style-name="T6">Utilise :</text:span></text:p>
          </draw:text-box>
        </draw:frame>
        <draw:line draw:style-name="gr5" draw:text-style-name="P1" draw:layer="layout" svg:x1="5.9cm" svg:y1="15.8cm" svg:x2="8cm" svg:y2="15.8cm">
          <text:p/>
        </draw:line>
        <draw:line draw:style-name="gr6" draw:text-style-name="P1" draw:layer="layout" svg:x1="10.7cm" svg:y1="26.1cm" svg:x2="4.6cm" svg:y2="16.9cm">
          <text:p/>
        </draw:line>
        <draw:line draw:style-name="gr5" draw:text-style-name="P1" draw:layer="layout" svg:x1="16.463cm" svg:y1="15.411cm" svg:x2="18.663cm" svg:y2="15.411cm">
          <text:p/>
        </draw:line>
        <draw:line draw:style-name="gr6" draw:text-style-name="P1" draw:layer="layout" svg:x1="17.3cm" svg:y1="13.95cm" svg:x2="19.5cm" svg:y2="13.95cm">
          <text:p/>
        </draw:line>
        <draw:custom-shape draw:style-name="gr1" draw:text-style-name="P1" draw:layer="layout" svg:width="4.9cm" svg:height="1.9cm" svg:x="1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.2cm" svg:y="15.1cm">
          <draw:text-box>
            <text:p text:style-name="P1"><text:span text:style-name="T4">Event</text:span></text:p>
            <text:p text:style-name="P1"><text:span text:style-name="T4">Handler</text:span></text:p>
          </draw:text-box>
        </draw:frame>
        <draw:custom-shape draw:style-name="gr1" draw:text-style-name="P1" draw:layer="layout" svg:width="4.9cm" svg:height="1.9cm" svg:x="14.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14.9cm" svg:y="5.1cm">
          <draw:text-box>
            <text:p text:style-name="P1"><text:span text:style-name="T4">Display</text:span></text:p>
            <text:p text:style-name="P1"><text:span text:style-name="T4">Menu</text:span></text:p>
          </draw:text-box>
        </draw:frame>
        <draw:line draw:style-name="gr5" draw:text-style-name="P1" draw:layer="layout" svg:x1="3.529cm" svg:y1="11.387cm" svg:x2="3.5cm" svg:y2="9.5cm">
          <text:p/>
        </draw:line>
        <draw:line draw:style-name="gr5" draw:text-style-name="P1" draw:layer="layout" svg:x1="3.5cm" svg:y1="13.3cm" svg:x2="3.5cm" svg:y2="15.1cm">
          <text:p/>
        </draw:line>
        <draw:line draw:style-name="gr5" draw:text-style-name="P1" draw:layer="layout" svg:x1="5.9cm" svg:y1="12.3cm" svg:x2="8.1cm" svg:y2="12.3cm">
          <text:p/>
        </draw:line>
        <draw:custom-shape draw:style-name="gr1" draw:text-style-name="P1" draw:layer="layout" svg:width="4.9cm" svg:height="1.9cm" svg:x="8.1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5cm" svg:height="1.95cm" svg:x="8.3cm" svg:y="11.55cm">
          <draw:text-box>
            <text:p text:style-name="P1"><text:span text:style-name="T4">Data</text:span></text:p>
          </draw:text-box>
        </draw:frame>
        <draw:custom-shape draw:style-name="gr1" draw:text-style-name="P1" draw:layer="layout" svg:width="4.9cm" svg:height="1.9cm" svg:x="8cm" svg:y="1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1.95cm" svg:x="8cm" svg:y="15.05cm">
          <draw:text-box>
            <text:p text:style-name="P1"><text:span text:style-name="T4">Engine</text:span></text:p>
            <text:p text:style-name="P1"><text:span text:style-name="T4">Event</text:span></text:p>
          </draw:text-box>
        </draw:frame>
        <draw:line draw:style-name="gr6" draw:text-style-name="P1" draw:layer="layout" svg:x1="3.4cm" svg:y1="4.8cm" svg:x2="3.9cm" svg:y2="7.6cm">
          <text:p/>
        </draw:line>
        <draw:line draw:style-name="gr6" draw:text-style-name="P1" draw:layer="layout" svg:x1="8.6cm" svg:y1="4.8cm" svg:x2="5.1cm" svg:y2="7.6cm">
          <text:p/>
        </draw:line>
        <draw:line draw:style-name="gr6" draw:text-style-name="P1" draw:layer="layout" svg:x1="13.7cm" svg:y1="4.8cm" svg:x2="5.8cm" svg:y2="7.7cm">
          <text:p/>
        </draw:line>
        <draw:line draw:style-name="gr6" draw:text-style-name="P1" draw:layer="layout" svg:x1="14.7cm" svg:y1="6cm" svg:x2="5.9cm" svg:y2="8.3cm">
          <text:p/>
        </draw:line>
        <draw:line draw:style-name="gr6" draw:text-style-name="P1" draw:layer="layout" svg:x1="14.7cm" svg:y1="8.2cm" svg:x2="5.9cm" svg:y2="8.8cm">
          <text:p/>
        </draw:line>
        <draw:custom-shape draw:style-name="gr1" draw:text-style-name="P1" draw:layer="layout" svg:width="4.9cm" svg:height="1.9cm" svg:x="11.1cm" svg:y="1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8cm" svg:height="2.75cm" svg:x="11.1cm" svg:y="17.15cm">
          <draw:text-box>
            <text:p text:style-name="P1"><text:span text:style-name="T4">EventHandler Player</text:span></text:p>
          </draw:text-box>
        </draw:frame>
        <draw:custom-shape draw:style-name="gr1" draw:text-style-name="P1" draw:layer="layout" svg:width="4.9cm" svg:height="1.9cm" svg:x="11.1cm" svg:y="19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1.95cm" svg:x="11.1cm" svg:y="19.35cm">
          <draw:text-box>
            <text:p text:style-name="P1"><text:span text:style-name="T4">EventHandler Room</text:span></text:p>
          </draw:text-box>
        </draw:frame>
        <draw:custom-shape draw:style-name="gr1" draw:text-style-name="P1" draw:layer="layout" svg:width="4.9cm" svg:height="1.9cm" svg:x="11.1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1.95cm" svg:x="11.1cm" svg:y="21.6cm">
          <draw:text-box>
            <text:p text:style-name="P1"><text:span text:style-name="T4">EventHandler Credit</text:span></text:p>
          </draw:text-box>
        </draw:frame>
        <draw:custom-shape draw:style-name="gr1" draw:text-style-name="P1" draw:layer="layout" svg:width="4.9cm" svg:height="1.9cm" svg:x="11.1cm" svg:y="2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1.95cm" svg:x="11.1cm" svg:y="23.85cm">
          <draw:text-box>
            <text:p text:style-name="P1"><text:span text:style-name="T4">EventHandler Tutoriel</text:span></text:p>
          </draw:text-box>
        </draw:frame>
        <draw:custom-shape draw:style-name="gr1" draw:text-style-name="P1" draw:layer="layout" svg:width="4.9cm" svg:height="1.9cm" svg:x="10.3cm" svg:y="2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1.95cm" svg:x="10.3cm" svg:y="26.15cm">
          <draw:text-box>
            <text:p text:style-name="P1"><text:span text:style-name="T4">EventHandler Option</text:span></text:p>
          </draw:text-box>
        </draw:frame>
        <draw:custom-shape draw:style-name="gr1" draw:text-style-name="P1" draw:layer="layout" svg:width="4.9cm" svg:height="2.8cm" svg:x="1.9cm" svg:y="2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2.447cm" svg:x="1.9cm" svg:y="22.2cm">
          <draw:text-box>
            <text:p text:style-name="P1"><text:span text:style-name="T4">EventHandler Persistant Upgrade Tree</text:span></text:p>
          </draw:text-box>
        </draw:frame>
        <draw:line draw:style-name="gr6" draw:text-style-name="P1" draw:layer="layout" svg:x1="11.1cm" svg:y1="24.7cm" svg:x2="5.3cm" svg:y2="16.9cm">
          <text:p/>
        </draw:line>
        <draw:line draw:style-name="gr6" draw:text-style-name="P1" draw:layer="layout" svg:x1="11.1cm" svg:y1="22.6cm" svg:x2="5.8cm" svg:y2="16.8cm">
          <text:p/>
        </draw:line>
        <draw:line draw:style-name="gr6" draw:text-style-name="P1" draw:layer="layout" svg:x1="11.1cm" svg:y1="20.2cm" svg:x2="5.9cm" svg:y2="16.5cm">
          <text:p/>
        </draw:line>
        <draw:line draw:style-name="gr6" draw:text-style-name="P1" draw:layer="layout" svg:x1="11.1cm" svg:y1="18cm" svg:x2="5.9cm" svg:y2="16.1cm">
          <text:p/>
        </draw:line>
        <draw:line draw:style-name="gr6" draw:text-style-name="P1" draw:layer="layout" svg:x1="4.5cm" svg:y1="22.1cm" svg:x2="3.9cm" svg:y2="16.9cm">
          <text:p/>
        </draw:line>
        <draw:custom-shape draw:style-name="gr1" draw:text-style-name="P1" draw:layer="layout" svg:width="4.9cm" svg:height="1.9cm" svg:x="5cm" svg:y="2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9cm" svg:height="1.95cm" svg:x="5cm" svg:y="25.25cm">
          <draw:text-box>
            <text:p text:style-name="P1"><text:span text:style-name="T4">EventHandler Home</text:span></text:p>
          </draw:text-box>
        </draw:frame>
        <draw:line draw:style-name="gr6" draw:text-style-name="P1" draw:layer="layout" svg:x1="8.7cm" svg:y1="25.3cm" svg:x2="4.3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en CLARAS</meta:initial-creator>
    <meta:creation-date>2014-05-15T20:33:23.15</meta:creation-date>
    <meta:generator>OpenOffice/4.0.0$Win32 OpenOffice.org_project/400m3$Build-9702</meta:generator>
    <dc:date>2014-05-16T15:02:07.17</dc:date>
    <dc:creator>Damien CLARAS</dc:creator>
    <meta:editing-duration>PT2H46M59S</meta:editing-duration>
    <meta:editing-cycles>11</meta:editing-cycles>
    <meta:document-statistic meta:object-count="123"/>
  </office:meta>
</office:document-meta>
</file>